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0fbb9a0f-8599-487e-b0a3-34d2ba140090</text:p>
          </table:table-cell>
          <table:table-cell office:value-type="string">
            <text:p>hcs-win19-250421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4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1T08:16:20Z</text:p>
          </table:table-cell>
          <table:table-cell office:value-type="string">
            <text:p>2025-04-21T08:16:27Z</text:p>
          </table:table-cell>
        </table:table-row>
        <table:table-row>
          <table:table-cell office:value-type="string">
            <text:p>9e96c436-c562-493a-a394-f02e3a2cf51f</text:p>
          </table:table-cell>
          <table:table-cell office:value-type="string">
            <text:p>Test1111.baccc48f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4-17T08:27:29Z</text:p>
          </table:table-cell>
          <table:table-cell office:value-type="string">
            <text:p>2025-04-18T08:26:59Z</text:p>
          </table:table-cell>
        </table:table-row>
        <table:table-row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2372dd6a-205f-4cba-a1c2-40710630bc64</text:p>
          </table:table-cell>
          <table:table-cell office:value-type="string">
            <text:p>EUTest.e55d277c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08T02:16:36Z</text:p>
          </table:table-cell>
          <table:table-cell office:value-type="string">
            <text:p>2025-05-16T01:57:19Z</text:p>
          </table:table-cell>
        </table:table-row>
        <table:table-row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f8d539e1-8263-4729-b8d0-d5a5c22ca7c3</text:p>
          </table:table-cell>
          <table:table-cell office:value-type="string">
            <text:p>test-ksy-rke2-c078-w01-7e47e311-zbmww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4-03T07:07:20Z</text:p>
          </table:table-cell>
        </table:table-row>
        <table:table-row>
          <table:table-cell office:value-type="string">
            <text:p>f5165f2f-b4a8-452e-93cd-5ed225e4f1f5</text:p>
          </table:table-cell>
          <table:table-cell office:value-type="string">
            <text:p>test-ksy-rke2-c078-w00-c10a700c-cr8bx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4-03T05:13:45Z</text:p>
          </table:table-cell>
        </table:table-row>
        <table:table-row>
          <table:table-cell office:value-type="string">
            <text:p>eff97f76-0990-4f77-90f9-c2c662ba4dcd</text:p>
          </table:table-cell>
          <table:table-cell office:value-type="string">
            <text:p>test-ksy-rke2-c078-m00-68341b61-czdqj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4-03T05:13:44Z</text:p>
          </table:table-cell>
        </table:table-row>
        <table:table-row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2b7be14c-41a0-42d7-9aee-ea9dd542e9e7</text:p>
          </table:table-cell>
          <table:table-cell office:value-type="string">
            <text:p>h2o-test.4d4b305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72.141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26T00:38:43Z</text:p>
          </table:table-cell>
          <table:table-cell office:value-type="string">
            <text:p>2025-02-26T00:42:21Z</text:p>
          </table:table-cell>
        </table:table-row>
        <table:table-row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80125cad-cd4d-47de-bc1a-0193b3e2e92d</text:p>
          </table:table-cell>
          <table:table-cell office:value-type="string">
            <text:p>FR7-STG-BS.69aa4560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1-15T00:25:26Z</text:p>
          </table:table-cell>
          <table:table-cell office:value-type="string">
            <text:p>2025-01-15T00:27:45Z</text:p>
          </table:table-cell>
        </table:table-row>
        <table:table-row>
          <table:table-cell office:value-type="string">
            <text:p>aeeb649f-a2b5-4975-97d5-5c840d5a0f1a</text:p>
          </table:table-cell>
          <table:table-cell office:value-type="string">
            <text:p>FR2-STG-BS.3b714a5e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173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1-15T00:25:06Z</text:p>
          </table:table-cell>
          <table:table-cell office:value-type="string">
            <text:p>2025-01-15T00:27:36Z</text:p>
          </table:table-cell>
        </table:table-row>
        <table:table-row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18a75f9e-ad62-4a90-b7e8-113b148e65f1</text:p>
          </table:table-cell>
          <table:table-cell office:value-type="string">
            <text:p>FR2-STG-TEST3.5bac98f4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61
eu-central-stg-c-hb:192.168.90.10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11:03Z</text:p>
          </table:table-cell>
          <table:table-cell office:value-type="string">
            <text:p>2025-01-13T06:13:03Z</text:p>
          </table:table-cell>
        </table:table-row>
        <table:table-row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1a6f516f-5f02-4866-a156-6aab9e5d12ea</text:p>
          </table:table-cell>
          <table:table-cell office:value-type="string">
            <text:p>FR7-STG-TEST2.345be6b5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7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1-10T05:23:47Z</text:p>
          </table:table-cell>
          <table:table-cell office:value-type="string">
            <text:p>2025-01-12T23:37:48Z</text:p>
          </table:table-cell>
        </table:table-row>
        <table:table-row>
          <table:table-cell office:value-type="string">
            <text:p>a387e76f-f4b7-43d8-8939-b8176985ecc8</text:p>
          </table:table-cell>
          <table:table-cell office:value-type="string">
            <text:p>FR7-STG-TEST1.ce4f5509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6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5-01-10T05:22:52Z</text:p>
          </table:table-cell>
          <table:table-cell office:value-type="string">
            <text:p>2025-01-14T01:04:37Z</text:p>
          </table:table-cell>
        </table:table-row>
        <table:table-row>
          <table:table-cell office:value-type="string">
            <text:p>822121e9-c96f-4a2e-b238-388185bf70ad</text:p>
          </table:table-cell>
          <table:table-cell office:value-type="string">
            <text:p>FR2-STG-TEST2.8dd0d391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6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1-10T05:21:50Z</text:p>
          </table:table-cell>
          <table:table-cell office:value-type="string">
            <text:p>2025-01-12T23:37:49Z</text:p>
          </table:table-cell>
        </table:table-row>
        <table:table-row>
          <table:table-cell office:value-type="string">
            <text:p>af802e60-4f17-4d26-9b55-8dba42dfa190</text:p>
          </table:table-cell>
          <table:table-cell office:value-type="string">
            <text:p>FR2-STG-TEST1.943075b5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53
eu-central-stg-c-hb:192.168.90.12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0T05:20:49Z</text:p>
          </table:table-cell>
          <table:table-cell office:value-type="string">
            <text:p>2025-01-14T01:51:58Z</text:p>
          </table:table-cell>
        </table:table-row>
        <table:table-row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5dc37a3b-f513-4312-b102-a4217b31767a</text:p>
          </table:table-cell>
          <table:table-cell office:value-type="string">
            <text:p>hcs_win-image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1-20T00:07:48Z</text:p>
          </table:table-cell>
          <table:table-cell office:value-type="string">
            <text:p>2024-11-20T00:08:19Z</text:p>
          </table:table-cell>
        </table:table-row>
        <table:table-row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19T06:56:39Z</text:p>
          </table:table-cell>
        </table:table-row>
        <table:table-row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19T06:55:25Z</text:p>
          </table:table-cell>
        </table:table-row>
        <table:table-row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3c7ffea4-cf32-4662-acd1-c4cd36056987</text:p>
          </table:table-cell>
          <table:table-cell office:value-type="string">
            <text:p>hcs-image-rocky8.10-v2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11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7T00:27:05Z</text:p>
          </table:table-cell>
          <table:table-cell office:value-type="string">
            <text:p>2024-09-27T00:27:33Z</text:p>
          </table:table-cell>
        </table:table-row>
        <table:table-row>
          <table:table-cell office:value-type="string">
            <text:p>1a5a2da5-b543-4598-a842-cec712516835</text:p>
          </table:table-cell>
          <table:table-cell office:value-type="string">
            <text:p>hks-image-rocky8.10-v2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24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7T00:14:17Z</text:p>
          </table:table-cell>
          <table:table-cell office:value-type="string">
            <text:p>2024-09-27T00:14:23Z</text:p>
          </table:table-cell>
        </table:table-row>
        <table:table-row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80eba480-e9d2-4f43-8afe-a44af31f20e3</text:p>
          </table:table-cell>
          <table:table-cell office:value-type="string">
            <text:p>PRD-0104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62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25T07:40:52Z</text:p>
          </table:table-cell>
          <table:table-cell office:value-type="string">
            <text:p>2025-02-13T06:38:56Z</text:p>
          </table:table-cell>
        </table:table-row>
        <table:table-row>
          <table:table-cell office:value-type="string">
            <text:p>0ea76a37-8aa1-4361-9484-4a7300323692</text:p>
          </table:table-cell>
          <table:table-cell office:value-type="string">
            <text:p>PRD-01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4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9-25T07:40:50Z</text:p>
          </table:table-cell>
          <table:table-cell office:value-type="string">
            <text:p>2025-02-13T06:38:57Z</text:p>
          </table:table-cell>
        </table:table-row>
        <table:table-row>
          <table:table-cell office:value-type="string">
            <text:p>70808697-0427-4791-a5d4-53f80a8318fd</text:p>
          </table:table-cell>
          <table:table-cell office:value-type="string">
            <text:p>PRD-0106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47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9-25T07:40:48Z</text:p>
          </table:table-cell>
          <table:table-cell office:value-type="string">
            <text:p>2025-02-13T06:38:58Z</text:p>
          </table:table-cell>
        </table:table-row>
        <table:table-row>
          <table:table-cell office:value-type="string">
            <text:p>36be8822-5f6a-4a0a-93a1-d6c1fa17d507</text:p>
          </table:table-cell>
          <table:table-cell office:value-type="string">
            <text:p>PRD-0201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4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9-25T07:40:47Z</text:p>
          </table:table-cell>
          <table:table-cell office:value-type="string">
            <text:p>2025-02-13T06:38:59Z</text:p>
          </table:table-cell>
        </table:table-row>
        <table:table-row>
          <table:table-cell office:value-type="string">
            <text:p>abf12ef6-bd5b-412c-898d-c7630a2a9e5e</text:p>
          </table:table-cell>
          <table:table-cell office:value-type="string">
            <text:p>PRD-0202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1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9-25T07:40:45Z</text:p>
          </table:table-cell>
          <table:table-cell office:value-type="string">
            <text:p>2025-02-13T06:39:00Z</text:p>
          </table:table-cell>
        </table:table-row>
        <table:table-row>
          <table:table-cell office:value-type="string">
            <text:p>256f3eca-a0f0-478c-8000-22f48355973e</text:p>
          </table:table-cell>
          <table:table-cell office:value-type="string">
            <text:p>PRD-0203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21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9-25T07:40:43Z</text:p>
          </table:table-cell>
          <table:table-cell office:value-type="string">
            <text:p>2025-02-13T06:39:01Z</text:p>
          </table:table-cell>
        </table:table-row>
        <table:table-row>
          <table:table-cell office:value-type="string">
            <text:p>fd5d2b08-fc59-4444-8149-34929be0403b</text:p>
          </table:table-cell>
          <table:table-cell office:value-type="string">
            <text:p>PRD-0204-SERVER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9-25T07:40:41Z</text:p>
          </table:table-cell>
          <table:table-cell office:value-type="string">
            <text:p>2024-09-25T07:41:44Z</text:p>
          </table:table-cell>
        </table:table-row>
        <table:table-row>
          <table:table-cell office:value-type="string">
            <text:p>1b8001b2-dcbe-4dfa-ac76-e7b3d993ad09</text:p>
          </table:table-cell>
          <table:table-cell office:value-type="string">
            <text:p>PRD-0204-SERVER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9-25T07:40:40Z</text:p>
          </table:table-cell>
          <table:table-cell office:value-type="string">
            <text:p>2024-09-25T07:42:03Z</text:p>
          </table:table-cell>
        </table:table-row>
        <table:table-row>
          <table:table-cell office:value-type="string">
            <text:p>2f209777-104a-42e7-b28a-cfe0516ed967</text:p>
          </table:table-cell>
          <table:table-cell office:value-type="string">
            <text:p>STG-0107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20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9-25T07:40:38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42721c81-55fc-4030-bce3-4a7fe8876c05</text:p>
          </table:table-cell>
          <table:table-cell office:value-type="string">
            <text:p>STG-0108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30.100.6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9-25T07:40:36Z</text:p>
          </table:table-cell>
          <table:table-cell office:value-type="string">
            <text:p>2025-02-13T06:39:05Z</text:p>
          </table:table-cell>
        </table:table-row>
        <table:table-row>
          <table:table-cell office:value-type="string">
            <text:p>8a55a996-deb4-4248-afd4-92907bf956e7</text:p>
          </table:table-cell>
          <table:table-cell office:value-type="string">
            <text:p>STG-03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25T07:40:34Z</text:p>
          </table:table-cell>
          <table:table-cell office:value-type="string">
            <text:p>2025-02-13T06:39:06Z</text:p>
          </table:table-cell>
        </table:table-row>
        <table:table-row>
          <table:table-cell office:value-type="string">
            <text:p>68463cc7-f657-4215-a8c5-d9009e859268</text:p>
          </table:table-cell>
          <table:table-cell office:value-type="string">
            <text:p>STG-0405-SERVER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c:172.28.100.7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5T07:39:48Z</text:p>
          </table:table-cell>
          <table:table-cell office:value-type="string">
            <text:p>2025-02-13T06:39:13Z</text:p>
          </table:table-cell>
        </table:table-row>
        <table:table-row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de749a4e-6317-4a67-907f-7ccdfb45f1ce</text:p>
          </table:table-cell>
          <table:table-cell office:value-type="string">
            <text:p>prd-a-0201-02_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1.6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09T06:37:43Z</text:p>
          </table:table-cell>
          <table:table-cell office:value-type="string">
            <text:p>2025-02-13T06:29:26Z</text:p>
          </table:table-cell>
        </table:table-row>
        <table:table-row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9b7b6598-0bae-45b5-bf89-853359e03dac</text:p>
          </table:table-cell>
          <table:table-cell office:value-type="string">
            <text:p>ccseuvtwinswiftstorages01.083a21f1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1T05:50:53Z</text:p>
          </table:table-cell>
          <table:table-cell office:value-type="string">
            <text:p>2025-05-20T08:09:53Z</text:p>
          </table:table-cell>
        </table:table-row>
        <table:table-row>
          <table:table-cell office:value-type="string">
            <text:p>f703284f-622c-4e6b-ba9e-a43d9addb218</text:p>
          </table:table-cell>
          <table:table-cell office:value-type="string">
            <text:p>ccseuvtwinswiftstorages02.85c55d6f.eu-central-2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72.23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09T05:20:46Z</text:p>
          </table:table-cell>
          <table:table-cell office:value-type="string">
            <text:p>2025-05-20T08:10:23Z</text:p>
          </table:table-cell>
        </table:table-row>
        <table:table-row>
          <table:table-cell office:value-type="string">
            <text:p>1caf614b-158d-488f-95b3-4d5b0352db29</text:p>
          </table:table-cell>
          <table:table-cell office:value-type="string">
            <text:p>ccseuvtwinswiftproxys02.4780f45a.eu-central-2.stg</text:p>
          </table:table-cell>
          <table:table-cell office:value-type="string">
            <text:p>SHUTOFF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09T05:17:05Z</text:p>
          </table:table-cell>
          <table:table-cell office:value-type="string">
            <text:p>2025-05-20T08:10:54Z</text:p>
          </table:table-cell>
        </table:table-row>
        <table:table-row>
          <table:table-cell office:value-type="string">
            <text:p>bfa741c3-ce63-49bf-a64c-92996222b2e2</text:p>
          </table:table-cell>
          <table:table-cell office:value-type="string">
            <text:p>ccseuvtwinswiftproxys01.12101879.eu-central-1.stg</text:p>
          </table:table-cell>
          <table:table-cell office:value-type="string">
            <text:p>SHUTOFF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9T05:12:47Z</text:p>
          </table:table-cell>
          <table:table-cell office:value-type="string">
            <text:p>2025-05-20T08:11:24Z</text:p>
          </table:table-cell>
        </table:table-row>
        <table:table-row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a0f5ebff-edfd-49be-9b1b-67e50a048fec</text:p>
          </table:table-cell>
          <table:table-cell office:value-type="string">
            <text:p>rocky-image-ne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4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09T09:57:25Z</text:p>
          </table:table-cell>
          <table:table-cell office:value-type="string">
            <text:p>2024-03-09T09:57:35Z</text:p>
          </table:table-cell>
        </table:table-row>
        <table:table-row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8172c735-b502-4e24-b9a5-2469244f3cf6</text:p>
          </table:table-cell>
          <table:table-cell office:value-type="string">
            <text:p>coc-test-02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2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7T03:28:58Z</text:p>
          </table:table-cell>
          <table:table-cell office:value-type="string">
            <text:p>2024-07-11T00:14:01Z</text:p>
          </table:table-cell>
        </table:table-row>
        <table:table-row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11-05T13:52:17Z</text:p>
          </table:table-cell>
        </table:table-row>
        <table:table-row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29Z</text:p>
          </table:table-cell>
        </table:table-row>
        <table:table-row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4-11-25T23:52:22Z</text:p>
          </table:table-cell>
        </table:table-row>
        <table:table-row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5-20T11:42:48Z</text:p>
          </table:table-cell>
        </table:table-row>
        <table:table-row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468a3c2f-7498-4d41-956d-269c75a0fd67</text:p>
          </table:table-cell>
          <table:table-cell office:value-type="string">
            <text:p>com09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5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3-10-31T03:44:01Z</text:p>
          </table:table-cell>
          <table:table-cell office:value-type="string">
            <text:p>2025-02-13T06:39:08Z</text:p>
          </table:table-cell>
        </table:table-row>
        <table:table-row>
          <table:table-cell office:value-type="string">
            <text:p>eb9ef3f0-0220-4e33-922d-b20332812ae7</text:p>
          </table:table-cell>
          <table:table-cell office:value-type="string">
            <text:p>com08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0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3-10-31T03:44:00Z</text:p>
          </table:table-cell>
          <table:table-cell office:value-type="string">
            <text:p>2025-02-13T06:39:09Z</text:p>
          </table:table-cell>
        </table:table-row>
        <table:table-row>
          <table:table-cell office:value-type="string">
            <text:p>b7ccea5c-6193-4b06-b61a-46c5f9c2c214</text:p>
          </table:table-cell>
          <table:table-cell office:value-type="string">
            <text:p>com07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0-31T03:43:58Z</text:p>
          </table:table-cell>
          <table:table-cell office:value-type="string">
            <text:p>2025-02-13T06:39:10Z</text:p>
          </table:table-cell>
        </table:table-row>
        <table:table-row>
          <table:table-cell office:value-type="string">
            <text:p>d5286ada-ac72-40cd-80db-79cd62ad71e0</text:p>
          </table:table-cell>
          <table:table-cell office:value-type="string">
            <text:p>com06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0-31T03:43:56Z</text:p>
          </table:table-cell>
          <table:table-cell office:value-type="string">
            <text:p>2025-02-13T06:39:11Z</text:p>
          </table:table-cell>
        </table:table-row>
        <table:table-row>
          <table:table-cell office:value-type="string">
            <text:p>e2cdb3ad-7460-4c2b-a9d0-f0db393e1d4f</text:p>
          </table:table-cell>
          <table:table-cell office:value-type="string">
            <text:p>com05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8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0-31T03:43:55Z</text:p>
          </table:table-cell>
          <table:table-cell office:value-type="string">
            <text:p>2025-02-13T06:39:12Z</text:p>
          </table:table-cell>
        </table:table-row>
        <table:table-row>
          <table:table-cell office:value-type="string">
            <text:p>c9300bff-3858-453d-bf51-621bacd43aa1</text:p>
          </table:table-cell>
          <table:table-cell office:value-type="string">
            <text:p>com04-0108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0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0-31T03:43:53Z</text:p>
          </table:table-cell>
          <table:table-cell office:value-type="string">
            <text:p>2025-02-13T06:39:17Z</text:p>
          </table:table-cell>
        </table:table-row>
        <table:table-row>
          <table:table-cell office:value-type="string">
            <text:p>fba1465f-f7be-4e2b-b54e-b78cb2c3a5f9</text:p>
          </table:table-cell>
          <table:table-cell office:value-type="string">
            <text:p>com09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0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0-31T03:43:51Z</text:p>
          </table:table-cell>
          <table:table-cell office:value-type="string">
            <text:p>2025-02-13T06:39:14Z</text:p>
          </table:table-cell>
        </table:table-row>
        <table:table-row>
          <table:table-cell office:value-type="string">
            <text:p>45ff8779-83ae-492f-9f90-17859df23cd5</text:p>
          </table:table-cell>
          <table:table-cell office:value-type="string">
            <text:p>com08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31T03:43:50Z</text:p>
          </table:table-cell>
          <table:table-cell office:value-type="string">
            <text:p>2025-02-13T06:39:15Z</text:p>
          </table:table-cell>
        </table:table-row>
        <table:table-row>
          <table:table-cell office:value-type="string">
            <text:p>7178fde1-a709-4135-a7ad-54a5caa1170c</text:p>
          </table:table-cell>
          <table:table-cell office:value-type="string">
            <text:p>com07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43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0-31T03:43:48Z</text:p>
          </table:table-cell>
          <table:table-cell office:value-type="string">
            <text:p>2025-02-13T06:39:22Z</text:p>
          </table:table-cell>
        </table:table-row>
        <table:table-row>
          <table:table-cell office:value-type="string">
            <text:p>d16c0694-632f-4d8f-9bda-89e30b6c2b76</text:p>
          </table:table-cell>
          <table:table-cell office:value-type="string">
            <text:p>com06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1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31T03:43:47Z</text:p>
          </table:table-cell>
          <table:table-cell office:value-type="string">
            <text:p>2025-02-13T06:39:17Z</text:p>
          </table:table-cell>
        </table:table-row>
        <table:table-row>
          <table:table-cell office:value-type="string">
            <text:p>7635a9b2-c137-43b5-9b4f-e29d2f3df923</text:p>
          </table:table-cell>
          <table:table-cell office:value-type="string">
            <text:p>com05-0107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0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0-31T03:43:45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1ef53c69-9ff9-4f70-8d1d-23533d84a669</text:p>
          </table:table-cell>
          <table:table-cell office:value-type="string">
            <text:p>com08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0-31T03:43:42Z</text:p>
          </table:table-cell>
          <table:table-cell office:value-type="string">
            <text:p>2025-02-13T06:39:19Z</text:p>
          </table:table-cell>
        </table:table-row>
        <table:table-row>
          <table:table-cell office:value-type="string">
            <text:p>58d755e6-c15a-47a0-8dfb-b885ea16f34c</text:p>
          </table:table-cell>
          <table:table-cell office:value-type="string">
            <text:p>com07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10-31T03:43:40Z</text:p>
          </table:table-cell>
          <table:table-cell office:value-type="string">
            <text:p>2025-02-13T06:39:20Z</text:p>
          </table:table-cell>
        </table:table-row>
        <table:table-row>
          <table:table-cell office:value-type="string">
            <text:p>08740c18-a05f-4cf2-84ed-8557d8df53eb</text:p>
          </table:table-cell>
          <table:table-cell office:value-type="string">
            <text:p>com06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0-31T03:43:38Z</text:p>
          </table:table-cell>
          <table:table-cell office:value-type="string">
            <text:p>2025-02-13T06:39:21Z</text:p>
          </table:table-cell>
        </table:table-row>
        <table:table-row>
          <table:table-cell office:value-type="string">
            <text:p>9d48af64-c1a8-4940-bb2c-5ad84f4663c0</text:p>
          </table:table-cell>
          <table:table-cell office:value-type="string">
            <text:p>com05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0-31T03:43:37Z</text:p>
          </table:table-cell>
          <table:table-cell office:value-type="string">
            <text:p>2025-02-13T06:39:23Z</text:p>
          </table:table-cell>
        </table:table-row>
        <table:table-row>
          <table:table-cell office:value-type="string">
            <text:p>6ec217e8-6a8f-4f74-83f6-e51d070dcd86</text:p>
          </table:table-cell>
          <table:table-cell office:value-type="string">
            <text:p>com04-04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3-10-31T03:43:35Z</text:p>
          </table:table-cell>
          <table:table-cell office:value-type="string">
            <text:p>2025-02-13T06:39:24Z</text:p>
          </table:table-cell>
        </table:table-row>
        <table:table-row>
          <table:table-cell office:value-type="string">
            <text:p>a6a2563e-6313-4455-8559-61190b72b903</text:p>
          </table:table-cell>
          <table:table-cell office:value-type="string">
            <text:p>com08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8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31T03:43:34Z</text:p>
          </table:table-cell>
          <table:table-cell office:value-type="string">
            <text:p>2025-02-13T06:39:25Z</text:p>
          </table:table-cell>
        </table:table-row>
        <table:table-row>
          <table:table-cell office:value-type="string">
            <text:p>c29c4071-a3b6-445b-9a8d-c5630a932d43</text:p>
          </table:table-cell>
          <table:table-cell office:value-type="string">
            <text:p>com07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3-10-31T03:43:32Z</text:p>
          </table:table-cell>
          <table:table-cell office:value-type="string">
            <text:p>2025-02-13T06:39:26Z</text:p>
          </table:table-cell>
        </table:table-row>
        <table:table-row>
          <table:table-cell office:value-type="string">
            <text:p>0c947627-6cab-42c3-b64e-6252fba4a340</text:p>
          </table:table-cell>
          <table:table-cell office:value-type="string">
            <text:p>com05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9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0-31T03:43:29Z</text:p>
          </table:table-cell>
          <table:table-cell office:value-type="string">
            <text:p>2025-02-13T06:39:33Z</text:p>
          </table:table-cell>
        </table:table-row>
        <table:table-row>
          <table:table-cell office:value-type="string">
            <text:p>a8c30ef6-1e14-48e0-a7cb-9b433b1286de</text:p>
          </table:table-cell>
          <table:table-cell office:value-type="string">
            <text:p>com04-0305-0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5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0-31T03:43:28Z</text:p>
          </table:table-cell>
          <table:table-cell office:value-type="string">
            <text:p>2025-02-13T06:39:28Z</text:p>
          </table:table-cell>
        </table:table-row>
        <table:table-row>
          <table:table-cell office:value-type="string">
            <text:p>99aedc3f-e3f7-443a-9da6-9601abf0c26b</text:p>
          </table:table-cell>
          <table:table-cell office:value-type="string">
            <text:p>com09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3-10-31T03:41:33Z</text:p>
          </table:table-cell>
          <table:table-cell office:value-type="string">
            <text:p>2025-02-13T06:39:29Z</text:p>
          </table:table-cell>
        </table:table-row>
        <table:table-row>
          <table:table-cell office:value-type="string">
            <text:p>fdb53a63-7797-4a8a-885d-5b62a3f000d3</text:p>
          </table:table-cell>
          <table:table-cell office:value-type="string">
            <text:p>com08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4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3-10-31T03:41:32Z</text:p>
          </table:table-cell>
          <table:table-cell office:value-type="string">
            <text:p>2025-02-13T06:39:30Z</text:p>
          </table:table-cell>
        </table:table-row>
        <table:table-row>
          <table:table-cell office:value-type="string">
            <text:p>b34947ce-20a8-4754-a1db-415737fdec6b</text:p>
          </table:table-cell>
          <table:table-cell office:value-type="string">
            <text:p>com07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0-31T03:41:30Z</text:p>
          </table:table-cell>
          <table:table-cell office:value-type="string">
            <text:p>2025-02-13T06:39:31Z</text:p>
          </table:table-cell>
        </table:table-row>
        <table:table-row>
          <table:table-cell office:value-type="string">
            <text:p>52dc62cf-b506-44b4-a30e-dc89a437e330</text:p>
          </table:table-cell>
          <table:table-cell office:value-type="string">
            <text:p>com06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0-31T03:41:28Z</text:p>
          </table:table-cell>
          <table:table-cell office:value-type="string">
            <text:p>2025-02-13T06:39:32Z</text:p>
          </table:table-cell>
        </table:table-row>
        <table:table-row>
          <table:table-cell office:value-type="string">
            <text:p>3635fb0b-3605-4f18-89d8-fc27336c3fdb</text:p>
          </table:table-cell>
          <table:table-cell office:value-type="string">
            <text:p>com05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7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0-31T03:41:27Z</text:p>
          </table:table-cell>
          <table:table-cell office:value-type="string">
            <text:p>2025-02-13T06:39:33Z</text:p>
          </table:table-cell>
        </table:table-row>
        <table:table-row>
          <table:table-cell office:value-type="string">
            <text:p>daa949a2-2928-4505-a1c5-fcbeda74ac1a</text:p>
          </table:table-cell>
          <table:table-cell office:value-type="string">
            <text:p>com04-0108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7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0-31T03:41:25Z</text:p>
          </table:table-cell>
          <table:table-cell office:value-type="string">
            <text:p>2025-02-13T06:39:34Z</text:p>
          </table:table-cell>
        </table:table-row>
        <table:table-row>
          <table:table-cell office:value-type="string">
            <text:p>dd4e6056-e0af-430b-babf-15174291c8b2</text:p>
          </table:table-cell>
          <table:table-cell office:value-type="string">
            <text:p>com09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6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0-31T03:41:24Z</text:p>
          </table:table-cell>
          <table:table-cell office:value-type="string">
            <text:p>2025-02-13T06:39:35Z</text:p>
          </table:table-cell>
        </table:table-row>
        <table:table-row>
          <table:table-cell office:value-type="string">
            <text:p>13b89e08-f7da-4cc5-8437-5677cb9c64ef</text:p>
          </table:table-cell>
          <table:table-cell office:value-type="string">
            <text:p>com08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4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31T03:41:22Z</text:p>
          </table:table-cell>
          <table:table-cell office:value-type="string">
            <text:p>2025-02-13T06:39:36Z</text:p>
          </table:table-cell>
        </table:table-row>
        <table:table-row>
          <table:table-cell office:value-type="string">
            <text:p>ae4ad982-48c3-465d-890f-c5b4dfd4c15b</text:p>
          </table:table-cell>
          <table:table-cell office:value-type="string">
            <text:p>com07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0-31T03:41:21Z</text:p>
          </table:table-cell>
          <table:table-cell office:value-type="string">
            <text:p>2025-02-13T06:39:37Z</text:p>
          </table:table-cell>
        </table:table-row>
        <table:table-row>
          <table:table-cell office:value-type="string">
            <text:p>b1c8418a-fc24-4bca-ae76-015e444c2bd4</text:p>
          </table:table-cell>
          <table:table-cell office:value-type="string">
            <text:p>com06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5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31T03:41:19Z</text:p>
          </table:table-cell>
          <table:table-cell office:value-type="string">
            <text:p>2025-02-13T06:39:43Z</text:p>
          </table:table-cell>
        </table:table-row>
        <table:table-row>
          <table:table-cell office:value-type="string">
            <text:p>27a7bb8c-c663-4d2e-9e03-378a1018cd5a</text:p>
          </table:table-cell>
          <table:table-cell office:value-type="string">
            <text:p>com05-0107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39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0-31T03:41:17Z</text:p>
          </table:table-cell>
          <table:table-cell office:value-type="string">
            <text:p>2025-02-13T06:39:39Z</text:p>
          </table:table-cell>
        </table:table-row>
        <table:table-row>
          <table:table-cell office:value-type="string">
            <text:p>3e8e40f2-11fa-44e2-ae54-af14360c8152</text:p>
          </table:table-cell>
          <table:table-cell office:value-type="string">
            <text:p>com08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0-31T03:38:53Z</text:p>
          </table:table-cell>
          <table:table-cell office:value-type="string">
            <text:p>2025-02-13T06:39:40Z</text:p>
          </table:table-cell>
        </table:table-row>
        <table:table-row>
          <table:table-cell office:value-type="string">
            <text:p>258437ce-bf58-4c88-9e5d-d523052cbc12</text:p>
          </table:table-cell>
          <table:table-cell office:value-type="string">
            <text:p>com07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6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10-31T03:38:52Z</text:p>
          </table:table-cell>
          <table:table-cell office:value-type="string">
            <text:p>2025-02-13T06:39:41Z</text:p>
          </table:table-cell>
        </table:table-row>
        <table:table-row>
          <table:table-cell office:value-type="string">
            <text:p>5b9994cc-348c-4ca9-abf0-9c229a8e36ea</text:p>
          </table:table-cell>
          <table:table-cell office:value-type="string">
            <text:p>com06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0-31T03:38:50Z</text:p>
          </table:table-cell>
          <table:table-cell office:value-type="string">
            <text:p>2025-02-13T06:39:42Z</text:p>
          </table:table-cell>
        </table:table-row>
        <table:table-row>
          <table:table-cell office:value-type="string">
            <text:p>deac8bad-4a95-4f60-be33-e9232c9a63ac</text:p>
          </table:table-cell>
          <table:table-cell office:value-type="string">
            <text:p>com05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6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0-31T03:38:49Z</text:p>
          </table:table-cell>
          <table:table-cell office:value-type="string">
            <text:p>2025-02-13T06:39:44Z</text:p>
          </table:table-cell>
        </table:table-row>
        <table:table-row>
          <table:table-cell office:value-type="string">
            <text:p>cfb6588e-7917-4f56-889a-69aa48a41569</text:p>
          </table:table-cell>
          <table:table-cell office:value-type="string">
            <text:p>com04-04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3-10-31T03:38:47Z</text:p>
          </table:table-cell>
          <table:table-cell office:value-type="string">
            <text:p>2025-02-13T06:39:48Z</text:p>
          </table:table-cell>
        </table:table-row>
        <table:table-row>
          <table:table-cell office:value-type="string">
            <text:p>ce8ee340-82f0-422f-ad8e-05c3ef0d3054</text:p>
          </table:table-cell>
          <table:table-cell office:value-type="string">
            <text:p>com08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3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31T03:38:46Z</text:p>
          </table:table-cell>
          <table:table-cell office:value-type="string">
            <text:p>2025-02-13T06:39:46Z</text:p>
          </table:table-cell>
        </table:table-row>
        <table:table-row>
          <table:table-cell office:value-type="string">
            <text:p>7f047d1e-bf54-4156-9268-bc4ee15461c2</text:p>
          </table:table-cell>
          <table:table-cell office:value-type="string">
            <text:p>com07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6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3-10-31T03:38:44Z</text:p>
          </table:table-cell>
          <table:table-cell office:value-type="string">
            <text:p>2025-02-13T06:39:47Z</text:p>
          </table:table-cell>
        </table:table-row>
        <table:table-row>
          <table:table-cell office:value-type="string">
            <text:p>2ee6b27b-a952-491c-a408-235d0bb713d5</text:p>
          </table:table-cell>
          <table:table-cell office:value-type="string">
            <text:p>com05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7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0-31T03:38:40Z</text:p>
          </table:table-cell>
          <table:table-cell office:value-type="string">
            <text:p>2025-02-13T06:39:48Z</text:p>
          </table:table-cell>
        </table:table-row>
        <table:table-row>
          <table:table-cell office:value-type="string">
            <text:p>5d416436-2d2e-4b1f-80ea-a4a7d81f6bc2</text:p>
          </table:table-cell>
          <table:table-cell office:value-type="string">
            <text:p>com04-0305-0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16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0-31T03:38:38Z</text:p>
          </table:table-cell>
          <table:table-cell office:value-type="string">
            <text:p>2025-02-13T06:39:49Z</text:p>
          </table:table-cell>
        </table:table-row>
        <table:table-row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  <table:table-row>
          <table:table-cell office:value-type="string">
            <text:p>e2eb8778-f17b-4ca7-a000-9f7c323b4e3b</text:p>
          </table:table-cell>
          <table:table-cell office:value-type="string">
            <text:p>NETWORK-PRD-020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11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3-09-22T05:02:01Z</text:p>
          </table:table-cell>
          <table:table-cell office:value-type="string">
            <text:p>2023-11-02T13:11:12Z</text:p>
          </table:table-cell>
        </table:table-row>
        <table:table-row>
          <table:table-cell office:value-type="string">
            <text:p>1c70503c-67dd-4d56-85b5-e267d7b37966</text:p>
          </table:table-cell>
          <table:table-cell office:value-type="string">
            <text:p>NETWORK-STG-0305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09-22T05:01:51Z</text:p>
          </table:table-cell>
          <table:table-cell office:value-type="string">
            <text:p>2023-10-31T04:07:51Z</text:p>
          </table:table-cell>
        </table:table-row>
        <table:table-row>
          <table:table-cell office:value-type="string">
            <text:p>0ec9b5a5-a1d4-48fc-8b52-ccb42382779a</text:p>
          </table:table-cell>
          <table:table-cell office:value-type="string">
            <text:p>NETWORK-PRD-02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13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3-09-22T05:01:35Z</text:p>
          </table:table-cell>
          <table:table-cell office:value-type="string">
            <text:p>2023-11-02T13:16:36Z</text:p>
          </table:table-cell>
        </table:table-row>
        <table:table-row>
          <table:table-cell office:value-type="string">
            <text:p>d3fdd263-02b8-4d24-98d6-4cf5344bd97b</text:p>
          </table:table-cell>
          <table:table-cell office:value-type="string">
            <text:p>NETWORK-STG-0108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8.1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09-22T05:01:24Z</text:p>
          </table:table-cell>
          <table:table-cell office:value-type="string">
            <text:p>2023-10-31T04:07:53Z</text:p>
          </table:table-cell>
        </table:table-row>
        <table:table-row>
          <table:table-cell office:value-type="string">
            <text:p>5f209fb9-4c15-44b2-998a-e68a9ebdb66f</text:p>
          </table:table-cell>
          <table:table-cell office:value-type="string">
            <text:p>NETWORK-STG-0107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5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09-22T04:58:41Z</text:p>
          </table:table-cell>
          <table:table-cell office:value-type="string">
            <text:p>2023-10-31T04:07:54Z</text:p>
          </table:table-cell>
        </table:table-row>
        <table:table-row>
          <table:table-cell office:value-type="string">
            <text:p>e757f30e-7581-4047-a47c-f56700c28a8c</text:p>
          </table:table-cell>
          <table:table-cell office:value-type="string">
            <text:p>NETWORK-PRD-0106</text:p>
          </table:table-cell>
          <table:table-cell office:value-type="string">
            <text:p>SHELVED_OFFLOADED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2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2T04:58:39Z</text:p>
          </table:table-cell>
          <table:table-cell office:value-type="string">
            <text:p>2024-02-16T05:42:39Z</text:p>
          </table:table-cell>
        </table:table-row>
        <table:table-row>
          <table:table-cell office:value-type="string">
            <text:p>5587d855-9579-44d2-99e0-2912202c3313</text:p>
          </table:table-cell>
          <table:table-cell office:value-type="string">
            <text:p>NETWORK-PRD-0105</text:p>
          </table:table-cell>
          <table:table-cell office:value-type="string">
            <text:p>SHELVED_OFFLOADED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0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2T04:58:37Z</text:p>
          </table:table-cell>
          <table:table-cell office:value-type="string">
            <text:p>2024-02-08T07:31:24Z</text:p>
          </table:table-cell>
        </table:table-row>
        <table:table-row>
          <table:table-cell office:value-type="string">
            <text:p>12f6fe48-d78f-4510-ac46-eb138dcce754</text:p>
          </table:table-cell>
          <table:table-cell office:value-type="string">
            <text:p>NETWORK-PRD-01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8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3-09-22T04:58:35Z</text:p>
          </table:table-cell>
          <table:table-cell office:value-type="string">
            <text:p>2023-11-02T13:08:30Z</text:p>
          </table:table-cell>
        </table:table-row>
        <table:table-row>
          <table:table-cell office:value-type="string">
            <text:p>5b4a70cc-66e5-4996-9637-b37c9c9f58ac</text:p>
          </table:table-cell>
          <table:table-cell office:value-type="string">
            <text:p>NETWORK-STG-0405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8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3-09-22T04:58:34Z</text:p>
          </table:table-cell>
          <table:table-cell office:value-type="string">
            <text:p>2023-10-31T04:07:55Z</text:p>
          </table:table-cell>
        </table:table-row>
        <table:table-row>
          <table:table-cell office:value-type="string">
            <text:p>1ecc07f2-883c-4d62-9cc5-f90c27095942</text:p>
          </table:table-cell>
          <table:table-cell office:value-type="string">
            <text:p>NETWORK-PRD-0204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3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3-09-22T04:58:31Z</text:p>
          </table:table-cell>
          <table:table-cell office:value-type="string">
            <text:p>2023-11-02T13:07:44Z</text:p>
          </table:table-cell>
        </table:table-row>
        <table:table-row>
          <table:table-cell office:value-type="string">
            <text:p>f9d83179-bff6-4b2e-8690-a23251cdce49</text:p>
          </table:table-cell>
          <table:table-cell office:value-type="string">
            <text:p>NETWORK-PRD-0202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2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3-09-22T04:58:27Z</text:p>
          </table:table-cell>
          <table:table-cell office:value-type="string">
            <text:p>2023-11-02T09:23:48Z</text:p>
          </table:table-cell>
        </table:table-row>
        <table:table-row>
          <table:table-cell office:value-type="string">
            <text:p>8fd05c41-1f6c-4917-88f9-6a06c7e5aff6</text:p>
          </table:table-cell>
          <table:table-cell office:value-type="string">
            <text:p>NETWORK-PRD-0201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09-22T04:57:57Z</text:p>
          </table:table-cell>
          <table:table-cell office:value-type="string">
            <text:p>2023-11-02T09:19:42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